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e120" officeooo:paragraph-rsid="000ce120"/>
    </style:style>
    <style:style style:name="P2" style:family="paragraph" style:parent-style-name="Standard">
      <style:text-properties officeooo:rsid="000e55fb" officeooo:paragraph-rsid="000e55fb"/>
    </style:style>
    <style:style style:name="P3" style:family="paragraph" style:parent-style-name="Standard" style:list-style-name="L2">
      <style:text-properties officeooo:paragraph-rsid="000e55fb"/>
    </style:style>
    <style:style style:name="T1" style:family="text">
      <style:text-properties officeooo:rsid="000e55fb"/>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ata from <text:a xlink:type="simple" xlink:href="https://tyndp-data.netlify.app/maps-data/" text:style-name="Internet_20_link" text:visited-style-name="Visited_20_Internet_20_Link">https://tyndp-data.netlify.app/maps-data/</text:a> retrieved 5.10.23</text:p>
      <text:p text:style-name="P1"/>
      <text:p text:style-name="P2">GA: Global Ambition</text:p>
      <text:p text:style-name="P2">NT: National Trend</text:p>
      <text:p text:style-name="P2"/>
      <text:p text:style-name="P2">The Global Ambitions scenario of the TYNDP is a more ambitious scenario than the National Trends scenario. It is aligned with the goals of the Paris Agreement to limit global warming to 1.5°C. The National Trends scenario, on the other hand, is based on the current national policies and strategies of the TYNDP region.</text:p>
      <text:p text:style-name="P2"/>
      <text:p text:style-name="P2">The key differences between the two scenarios are:</text:p>
      <text:p text:style-name="P2"/>
      <text:list text:style-name="L2">
        <text:list-item>
          <text:p text:style-name="P3"><text:span text:style-name="T1">Renewable energy: The Global Ambitions scenario foresees a much higher deployment of renewable energy than the National Trends scenario. In the Global Ambitions scenario, renewable energy accounts for 80% of electricity generation in 2050, compared to 60% in the National Trends scenario.</text:span></text:p>
        </text:list-item>
        <text:list-item>
          <text:p text:style-name="P3"><text:span text:style-name="T1">Energy efficiency: The Global Ambitions scenario also foresees a higher level of energy efficiency than the National Trends scenario. This would be achieved through a range of measures, such as building insulation, energy-efficient appliances, and smart energy management systems.</text:span></text:p>
        </text:list-item>
        <text:list-item>
          <text:p text:style-name="P3"><text:span text:style-name="T1">Fossil fuels: The Global Ambitions scenario phases out fossil fuels much more quickly than the National Trends scenario. In the Global Ambitions scenario, coal is almost completely phased out by 2050, and oil and gas use is significantly reduced.</text:span></text:p>
        </text:list-item>
        <text:list-item>
          <text:p text:style-name="P3"><text:span text:style-name="T1">Interconnections: The Global Ambitions scenario also foresees a higher level of interconnection between the electricity grids of different countries. This would help to balance the supply and demand of electricity, and to integrate more renewable energy into the grid.</text:span></text:p>
        </text:list-item>
      </text:list>
      <text:p text:style-name="P2"/>
      <text:p text:style-name="P2">Overall, the Global Ambitions scenario is a more ambitious and sustainable scenario than the National Trends scenario. It is aligned with the goals of the Paris Agreement, and it would require a significant transformation of the energy system in the TYNDP regio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5T09:11:04.220508117</meta:creation-date>
    <dc:date>2023-10-05T09:13:25.208650102</dc:date>
    <meta:editing-duration>PT1M36S</meta:editing-duration>
    <meta:editing-cycles>2</meta:editing-cycles>
    <meta:generator>LibreOffice/7.5.6.2$Linux_X86_64 LibreOffice_project/50$Build-2</meta:generator>
    <meta:document-statistic meta:table-count="0" meta:image-count="0" meta:object-count="0" meta:page-count="1" meta:paragraph-count="10" meta:word-count="278" meta:character-count="1824" meta:non-whitespace-character-count="1560"/>
  </office:meta>
</office:document-meta>
</file>